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Courier New" fo:font-weight="normal" style:font-weight-asian="normal" style:font-weight-complex="normal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2"/>
    <style:style style:name="P13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Text_20_body" style:list-style-name="L3">
      <style:text-properties fo:font-style="normal" style:font-style-asian="normal" style:font-style-complex="normal"/>
    </style:style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8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19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 style:list-style-name="L7">
      <style:paragraph-properties fo:margin-left="0.4925in" fo:margin-right="0in" fo:text-indent="0in" style:auto-text-indent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text-properties fo:font-style="italic" style:font-style-asian="italic" style:font-style-complex="italic"/>
    </style:style>
    <style:style style:name="P26" style:family="paragraph" style:parent-style-name="Text_20_body" style:list-style-name="L8">
      <style:text-properties fo:font-style="normal" style:font-style-asian="normal" style:font-style-complex="normal"/>
    </style:style>
    <style:style style:name="P27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28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29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0" style:family="paragraph" style:parent-style-name="Text_20_body" style:list-style-name="L9">
      <style:text-properties fo:font-style="italic" style:font-style-asian="italic" style:font-style-complex="italic"/>
    </style:style>
    <style:style style:name="P31" style:family="paragraph" style:parent-style-name="Text_20_body" style:list-style-name="L9">
      <style:text-properties fo:font-style="normal" style:font-style-asian="normal" style:font-style-complex="normal"/>
    </style:style>
    <style:style style:name="P32" style:family="paragraph" style:parent-style-name="Text_20_body" style:list-style-name="L9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37" style:family="paragraph" style:parent-style-name="Text_20_body">
      <style:text-properties style:font-name="Courier New"/>
    </style:style>
    <style:style style:name="P38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39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1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Predefined checks<text:tab/>4</text:p>
          <text:p text:style-name="P5"><text:s/>Naming <text:tab/>4</text:p>
          <text:p text:style-name="P5"><text:s/>Misc. <text:s/>style checks.<text:tab/>5</text:p>
          <text:p text:style-name="P5"><text:s/>Exceptions<text:tab/>5</text:p>
          <text:p text:style-name="P5"><text:s/>Resources usage<text:tab/>5</text:p>
          <text:p text:style-name="P4">Advanced <text:s/>usage: write custom checks<text:tab/>6</text:p>
          <text:p text:style-name="P5"><text:s text:c="3"/>General <text:s/>processing <text:s/>structure.<text:tab/>6</text:p>
          <text:p text:style-name="P4">Document attributes.<text:tab/>7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6"><text:s text:c="2"/>2. <text:s/>run jar archive <text:s/>with command, for example:</text:p>
      <text:p text:style-name="P7">java -jar JavaCheckerBinaryInstaller.2.0.0.jar</text:p>
      <text:p text:style-name="P6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8">Usage: JavaChecker [options] directory</text:p>
      <text:p text:style-name="P8">where options must be one from:</text:p>
      <text:p text:style-name="P8"><text:s text:c="2"/>--prefs fname <text:s text:c="13"/>read configuration from preferences file <text:span text:style-name="T4">fname</text:span>.</text:p>
      <text:p text:style-name="P8"><text:s text:c="2"/>--showFiles <text:s text:c="15"/>during check, print names of analyzed files.</text:p>
      <text:p text:style-name="P8"><text:s text:c="2"/>--help <text:s text:c="20"/>output this help message.</text:p>
      <text:p text:style-name="P8"><text:s text:c="2"/>--output fname <text:s text:c="12"/>write report to file fname</text:p>
      <text:p text:style-name="P8"><text:s text:c="2"/>--output-format text|html <text:s/>set report format.</text:p>
      <text:p text:style-name="P8"><text:s text:c="2"/>--enable check-name <text:s text:c="7"/>enable checking for check-name.</text:p>
      <text:p text:style-name="P8"><text:s text:c="2"/>--disable check-name <text:s text:c="6"/>disable checking for check-name.</text:p>
      <text:p text:style-name="P8"><text:s text:c="2"/>--config name <text:s/>value <text:s text:c="6"/>set configuration item of name to value.</text:p>
      <text:p text:style-name="P8"><text:s text:c="2"/>--include dirname <text:s text:c="9"/>set directory, where situated source files, from which processed sources are depend.</text:p>
      <text:p text:style-name="P8"><text:s text:c="2"/>--debug <text:s text:c="19"/>put to stderr a lot of debug output</text:p>
      <text:p text:style-name="P8"><text:s text:c="2"/>--dump <text:s text:c="20"/>dump to stdout AST and semantics models of parsed files. </text:p>
      <text:p text:style-name="P8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8"><text:s/>&lt;taskdef name="javachecker" classname="ua.gradsoft.javachecker.ant.JavaCheckerTask"&gt;</text:p>
      <text:p text:style-name="P8"><text:s text:c="5"/>&lt;classpath&gt;</text:p>
      <text:p text:style-name="P8"><text:s text:c="9"/>&lt;pathelement location="${jchhome}/jlib/JavaChecker.jar"/&gt;</text:p>
      <text:p text:style-name="P8"><text:s text:c="10"/>&lt;pathelement location="${jchhome}/jlib/TermWare.jar"/&gt;</text:p>
      <text:p text:style-name="P8"><text:s text:c="10"/>&lt;pathelement location="${jchhome}/jlib/TermWareJPP.jar"/&gt;</text:p>
      <text:p text:style-name="P8"><text:s text:c="5"/>&lt;/classpath&gt;</text:p>
      <text:p text:style-name="P8">&lt;/taskdef&gt;</text:p>
      <text:p text:style-name="P8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9"><text:s/>jchhome - required, must be set to directory, where javachecker is installed.</text:p>
        </text:list-item>
        <text:list-item>
          <text:p text:style-name="P9"><text:s/>input – required if inputs tag are absent, must be set to directory, where located java files, which you want to check.</text:p>
        </text:list-item>
        <text:list-item>
          <text:p text:style-name="P9"><text:s/>include – set to directory, where located additional source files. </text:p>
        </text:list-item>
        <text:list-item>
          <text:p text:style-name="P9"><text:s/>output - optional, must be set to filename, where report will be printed. Otherwise, report will be printed to stdout.</text:p>
        </text:list-item>
        <text:list-item>
          <text:p text:style-name="P9"><text:s/>prefs - optional, must be set to xml prefernces file with JavaChecker configuration.</text:p>
        </text:list-item>
        <text:list-item>
          <text:p text:style-name="P9"><text:s/>showfiles - optional, analog of --showFiles <text:s/>option <text:s/></text:p>
        </text:list-item>
        <text:list-item>
          <text:p text:style-name="P9"><text:s/>q - optional, analog of <text:s/>-q <text:s/>option.</text:p>
        </text:list-item>
        <text:list-item>
          <text:p text:style-name="P9">outputFormat -- <text:s/>optional, set format of <text:s/>javachecker report. Can be “text” or “html”</text:p>
          <text:p text:style-name="P10">And <text:s/>following internal tags:</text:p>
          <text:list>
            <text:list-item>
              <text:p text:style-name="P10">input, attributes are:</text:p>
              <text:list>
                <text:list-item>
                  <text:p text:style-name="P10">dir <text:s text:c="2"/>-- name of <text:s/>directory with java files to process.</text:p>
                </text:list-item>
              </text:list>
            </text:list-item>
            <text:list-item>
              <text:p text:style-name="P10">include, attributes are:</text:p>
              <text:list>
                <text:list-item>
                  <text:p text:style-name="P10">dir <text:s/>-- name of <text:s/>directory with java files, to look for if necessory.</text:p>
                </text:list-item>
              </text:list>
            </text:list-item>
            <text:list-item>
              <text:p text:style-name="P10">enable <text:s/>-- enable specific checks, attributes are: <text:s/></text:p>
              <text:list>
                <text:list-item>
                  <text:p text:style-name="P10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9"><text:tab/>disable – disable specifics checks, attributes are:</text:p>
          <text:list>
            <text:list-item>
              <text:list>
                <text:list-item>
                  <text:p text:style-name="P10">check <text:s/>-- name of check to disable.</text:p>
                </text:list-item>
              </text:list>
            </text:list-item>
          </text:list>
        </text:list-item>
        <text:list-item>
          <text:p text:style-name="P9">config – set confiuration value, attributes are:</text:p>
          <text:list>
            <text:list-item>
              <text:p text:style-name="P9">name <text:s/>-- <text:s/>name of value to set.</text:p>
            </text:list-item>
            <text:list-item>
              <text:p text:style-name="P9">value -- <text:s/>value to set.</text:p>
            </text:list-item>
            <text:list-item>
              <text:p text:style-name="P10">classpath <text:s/>-- path like structure, which point to jars, from which checked application is depend.</text:p>
            </text:list-item>
          </text:list>
        </text:list-item>
      </text:list>
      <text:p text:style-name="P11"/>
      <text:p text:style-name="P11"/>
      <text:p text:style-name="Text_20_body"><text:s text:c="4"/>Example:</text:p>
      <text:p text:style-name="P8"><text:s text:c="3"/>&lt;target name="check" depend="build" &gt;</text:p>
      <text:p text:style-name="P8"><text:s text:c="5"/>&lt;javachecker jchhome="${jchhome}" </text:p>
      <text:p text:style-name="P8"><text:s text:c="9"/>input="src" output="jchreport.txt" prefs="etc/jchprefs.xml" /&gt;</text:p>
      <text:p text:style-name="P8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2">command-line switches.</text:p>
        </text:list-item>
        <text:list-item>
          <text:p text:style-name="P12">config items in ant file.</text:p>
        </text:list-item>
        <text:list-item>
          <text:p text:style-name="P12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6"/>
      <text:p text:style-name="P13">&lt;?xml version="1.0" encoding="UTF-8"?&gt;</text:p>
      <text:p text:style-name="P14">&lt;!DOCTYPE preferences SYSTEM "http://java.sun.com/dtd/preferences.dtd"&gt;</text:p>
      <text:p text:style-name="P14">&lt;preferences&gt;</text:p>
      <text:p text:style-name="P14">&lt;root type="user"&gt;</text:p>
      <text:p text:style-name="P14"><text:s/>&lt;map /&gt;</text:p>
      <text:p text:style-name="P14"><text:s/>&lt;node name="ua" &gt;</text:p>
      <text:p text:style-name="P14"><text:s text:c="2"/>&lt;map /&gt;</text:p>
      <text:p text:style-name="P14"><text:s text:c="4"/>&lt;node name="gradsoft" &gt;</text:p>
      <text:p text:style-name="P14"><text:s text:c="4"/>&lt;map /&gt;</text:p>
      <text:p text:style-name="P14"><text:s text:c="6"/>&lt;node name="javachecker" &gt;</text:p>
      <text:p text:style-name="P14"><text:s text:c="7"/>&lt;map&gt;</text:p>
      <text:p text:style-name="P14"><text:s text:c="9"/>&lt;!-- JavaChecker config file for properties --&gt;</text:p>
      <text:p text:style-name="P14"><text:s text:c="9"/>&lt;!-- usage: JavaChecker -prefs &lt;this-file&gt; <text:s/>--&gt;</text:p>
      <text:p text:style-name="P14"><text:s text:c="9"/>&lt;entry key="CheckEmptyCatchClauses" value="true" /&gt;</text:p>
      <text:p text:style-name="P14"><text:s text:c="9"/>&lt;entry key="CheckGenericExceptionCatchClauses" value="true" /&gt;</text:p>
      <text:p text:style-name="P14"><text:s text:c="9"/>&lt;entry key="CheckGenericExceptionSpecifications" value="true" /&gt;</text:p>
      <text:p text:style-name="P14"><text:s text:c="9"/>&lt;entry key="CheckOverloadedEquals" value="true" /&gt;</text:p>
      <text:p text:style-name="P14"><text:s text:c="9"/>&lt;entry key="CheckNamePatterns" value="true" /&gt;</text:p>
      <text:p text:style-name="P14"><text:s text:c="9"/>&lt;entry key="NonFinalFieldNamePattern" value="[a-z].*_" /&gt;</text:p>
      <text:p text:style-name="P14"><text:s text:c="9"/>&lt;entry key="FinalFieldNamePattern" </text:p>
      <text:p text:style-name="P14"><text:s text:c="22"/>value="[A-Z]([A-Z]|[0-9]|_)*|serialVersionUID" /&gt;</text:p>
      <text:p text:style-name="P14"><text:s text:c="9"/>&lt;entry key="ClassNamePattern" value="[A-Z].*" /&gt;</text:p>
      <text:p text:style-name="P14"><text:s text:c="9"/>&lt;entry key="LocalVariableNamePattern" </text:p>
      <text:p text:style-name="P14"><text:s text:c="28"/>value="[a-z]([A-Z]|[0-9]|[a-z]|_)*([A-Z]|[a-z]|[0-9])" /&gt;</text:p>
      <text:p text:style-name="P14"><text:s text:c="9"/>&lt;entry key="MethodNamePattern" value="[a-z].*" /&gt;</text:p>
      <text:p text:style-name="P14"><text:s text:c="9"/>&lt;entry key=”EnumConstantNamePattern” <text:s/>value=”([A-Z]|[0-9])+” /&gt;</text:p>
      <text:p text:style-name="P14"><text:s text:c="9"/>&lt;entry key="CheckNonFinalPublicFields" value="true" /&gt;</text:p>
      <text:p text:style-name="P14"><text:s text:c="7"/>&lt;/map&gt;</text:p>
      <text:p text:style-name="P14"><text:s text:c="4"/>&lt;/node&gt;</text:p>
      <text:p text:style-name="P14"><text:s text:c="3"/>&lt;/node&gt;</text:p>
      <text:p text:style-name="P14"><text:s/>&lt;/node&gt; </text:p>
      <text:p text:style-name="P14">&lt;/root&gt;</text:p>
      <text:p text:style-name="P14">&lt;/preferences&gt;</text:p>
      <text:p text:style-name="P14"/>
      <text:p text:style-name="Text_20_body"/>
      <text:p text:style-name="Text_20_body"><text:s text:c="4"/>As we see, <text:s/>names and values stored as properties of <text:s/>ua.gradsoft.javacheker <text:s/>package.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5"><text:span text:style-name="T4">ClassNamePattern</text:span> <text:s/>-- set pattern for names of classes, interfaces and enums. (default <text:s/>is <text:s/>[A-Z_]+.*)</text:p>
        </text:list-item>
        <text:list-item>
          <text:p text:style-name="P15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16">For names of <text:s/>variables and function parameters:</text:p>
        </text:list-item>
      </text:list>
      <text:list text:style-name="L5">
        <text:list-item>
          <text:p text:style-name="P17"><text:span text:style-name="T4">NonFinalFieldNamePattern</text:span> – <text:s/>non-final fields. Default is <text:span text:style-name="T6">[a-z].*</text:span></text:p>
        </text:list-item>
        <text:list-item>
          <text:p text:style-name="P18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18">LocalVaribleNamePattern – <text:span text:style-name="T5">local variables and formal parameters. <text:s/>Default is [a-z]+([A-Z]|[a-z]|_[0-9])*</text:span></text:p>
        </text:list-item>
        <text:list-item>
          <text:p text:style-name="P19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0"><text:span text:style-name="T8">TypeArgumentNamePattern</text:span><text:span text:style-name="T9"> – for name of type parameters. <text:s/>Default is [A-Z]+([A-Z]|[0-9])*</text:span></text:p>
        </text:list-item>
      </text:list>
      <text:h text:style-name="P21" text:outline-level="3"><text:s/>Misc. <text:s/>style checks.</text:h>
      <text:p text:style-name="P22"><text:s text:c="3"/>Also exists some predefined style checks:</text:p>
      <text:list text:style-name="L7">
        <text:list-item>
          <text:p text:style-name="P23"><text:s text:c="5"/><text:span text:style-name="T4">CheckEmptyFile <text:s/>-- </text:span><text:span text:style-name="T5">if enabled, warn about empty java files in project.</text:span></text:p>
        </text:list-item>
        <text:list-item>
          <text:p text:style-name="P23"><text:s text:c="5"/><text:span text:style-name="T4">EmptyPackageName – </text:span><text:span text:style-name="T5">warn about empty package name.</text:span></text:p>
        </text:list-item>
        <text:list-item>
          <text:p text:style-name="P23"><text:s text:c="5"/><text:span text:style-name="T4">NonFinalPublicFields <text:s/>-- </text:span><text:span text:style-name="T5">warn about non-final public fields.</text:span></text:p>
        </text:list-item>
      </text:list>
      <text:p text:style-name="Text_20_body"/>
      <text:h text:style-name="Heading_20_3" text:outline-level="3"><text:s/>Exceptions</text:h>
      <text:list text:style-name="L8">
        <text:list-item>
          <text:p text:style-name="P24"><text:bookmark-start text:name="DDE_LINK1"/><text:span text:style-name="T4">GenericExceptionCatchClause</text:span> <text:s/>-- if enabled, warn about catching of generic exceptions.<text:bookmark-end text:name="DDE_LINK1"/></text:p>
        </text:list-item>
        <text:list-item>
          <text:p text:style-name="P25">EmptyCatchBlock – <text:span text:style-name="T5">warn about empty catch block.</text:span></text:p>
        </text:list-item>
        <text:list-item>
          <text:p text:style-name="P25">GenericExceptionThrow –<text:span text:style-name="T5"> warn about throwing of generic exception.</text:span></text:p>
        </text:list-item>
      </text:list>
      <text:p text:style-name="P22"/>
      <text:h text:style-name="P21" text:outline-level="3"><text:s/>Program flow</text:h>
      <text:list text:style-name="L8">
        <text:list-item text:start-value="1">
          <text:p text:style-name="P26"><text:span text:style-name="T4">SwitchLabelWithoutBreak</text:span> <text:s/>-- if enabled, warn about non-empty switch label without statement, which break control flow (i.e. break or throw or return). <text:s/>For example next chunk of code: <text:s text:c="5"/></text:p>
        </text:list-item>
      </text:list>
      <text:p text:style-name="P27"><text:s text:c="6"/><text:span text:style-name="T10"><text:s text:c="13"/>switch(x) {</text:span></text:p>
      <text:p text:style-name="P28"><text:s text:c="27"/>case 1:</text:p>
      <text:p text:style-name="P28"><text:s text:c="27"/>case 2:</text:p>
      <text:p text:style-name="P28"><text:s text:c="33"/>System.out.println("x&lt;3");</text:p>
      <text:p text:style-name="P28"><text:s text:c="34"/>break;</text:p>
      <text:p text:style-name="P28"><text:s text:c="30"/>case 3:</text:p>
      <text:p text:style-name="P28"><text:s text:c="30"/>System.out.println("x&lt;4");</text:p>
      <text:p text:style-name="P28"><text:s text:c="30"/>throw new Exception("qqq");</text:p>
      <text:p text:style-name="P28"><text:s text:c="26"/>case 4:</text:p>
      <text:p text:style-name="P28"><text:s text:c="29"/>System.out.println("x&lt;5");</text:p>
      <text:p text:style-name="P28"><text:s text:c="27"/>case 5:</text:p>
      <text:p text:style-name="P28"><text:s text:c="30"/>System.out.println("x&lt;6");</text:p>
      <text:p text:style-name="P28"><text:s text:c="30"/>return;</text:p>
      <text:p text:style-name="P28"><text:s text:c="25"/>default:</text:p>
      <text:p text:style-name="P28"><text:s text:c="27"/>System.out.println("x&gt;=6");</text:p>
      <text:p text:style-name="P28"><text:s text:c="22"/>}</text:p>
      <text:p text:style-name="P29"><text:span text:style-name="T11"><text:s text:c="2"/></text:span>will trigger this violations for case block with label 4.</text:p>
      <text:h text:style-name="P21" text:outline-level="3"><text:s/>Resources usage</text:h>
      <text:list text:style-name="L9">
        <text:list-item>
          <text:p text:style-name="P30">UnclosedCloseable –<text:span text:style-name="T5"> warn about possible unclosed closeable. <text:s text:c="2"/>I. e. For example if we open file in function <text:s/>and forgott about <text:s/>one.</text:span></text:p>
          <text:p text:style-name="P31">Example:</text:p>
          <text:p text:style-name="P32">public static void main(String[] args)</text:p>
        </text:list-item>
      </text:list>
      <text:p text:style-name="P33"><text:s text:c="6"/>{</text:p>
      <text:p text:style-name="P33"><text:s text:c="7"/>try {</text:p>
      <text:p text:style-name="P34"><text:s/>FileReader reader = new FileReader(args[1]);</text:p>
      <text:p text:style-name="P33"><text:s text:c="13"/>int ch=reader.read(); <text:s text:c="10"/></text:p>
      <text:p text:style-name="P33"><text:s text:c="6"/>}catch(FileNotFoundException ex){</text:p>
      <text:p text:style-name="P33"><text:s text:c="13"/>ex.printStackTrace()</text:p>
      <text:p text:style-name="P33"><text:s text:c="6"/>}catch(IOException ex){</text:p>
      <text:p text:style-name="P33"><text:s text:c="13"/>ex.printStackTrace();</text:p>
      <text:p text:style-name="P33"><text:s text:c="6"/>}</text:p>
      <text:p text:style-name="P33"><text:s text:c="5"/>}</text:p>
      <text:p text:style-name="P35"/>
      <text:p text:style-name="P35">--</text:p>
      <text:p text:style-name="P35"/>
      <text:p text:style-name="P36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8">[</text:p>
      <text:p text:style-name="P8"><text:s text:c="4"/>define(CheckMyCompanyPackageName,</text:p>
      <text:p text:style-name="P8"><text:s text:c="6"/>#description</text:p>
      <text:p text:style-name="P8"><text:s text:c="6"/>"Check that names of packages are started from com.mycompany", <text:s text:c="5"/></text:p>
      <text:p text:style-name="P8"><text:s text:c="6"/>#type</text:p>
      <text:p text:style-name="P8"><text:s text:c="6"/>BT_COMPILATION_UNIT_RULESET,</text:p>
      <text:p text:style-name="P8"><text:s text:c="6"/>#rules <text:s text:c="4"/></text:p>
      <text:p text:style-name="P8"><text:s text:c="6"/>ruleset(</text:p>
      <text:p text:style-name="P8"><text:s text:c="9"/>PackageDeclaration(Name([$x,$y])-&gt;COM_MY_COMPANY([$x,$y],$x),</text:p>
      <text:p text:style-name="P8"><text:s text:c="9"/>COM_MY_COMPANY([Identifier(“com”),[Identifier(“mycompany”),$x]],$y) -&gt; true</text:p>
      <text:p text:style-name="P8"><text:s text:c="66"/>!-&gt; false</text:p>
      <text:p text:style-name="P8"><text:s text:c="9"/>[violationDiscovered("Naming", "package does not start from com.mycompany",$y)]</text:p>
      <text:p text:style-name="P8"><text:s text:c="7"/>),</text:p>
      <text:p text:style-name="P8"><text:s text:c="7"/>#enabled by default</text:p>
      <text:p text:style-name="P8"><text:s text:c="7"/>true</text:p>
      <text:p text:style-name="P37"><text:span text:style-name="T12"><text:s/>);</text:span> <text:s text:c="4"/></text:p>
      <text:p text:style-name="P37">]</text:p>
      <text:p text:style-name="Text_20_body"><text:s text:c="3"/>Type must be one of:</text:p>
      <text:list text:style-name="L10">
        <text:list-item>
          <text:p text:style-name="P38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38">BT_TYPE_RULESET <text:s/>-- rules in ruleset are applied to AST tree of each type definition in compilation unit.</text:p>
        </text:list-item>
        <text:list-item>
          <text:p text:style-name="P38">JAVA_CLASS – model is passed to class, which implement appropriative callback interface. (<text:span text:style-name="T4">ua.gradsoft.checkers.JavaTypeModelProcessor</text:span>)</text:p>
        </text:list-item>
        <text:list-item>
          <text:p text:style-name="P38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1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1">
        <text:list-item>
          <text:p text:style-name="P39">decide, what type of check <text:s/>you needed.</text:p>
        </text:list-item>
        <text:list-item>
          <text:p text:style-name="P39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39">add you check <text:s/>to the end of file checkers.def.</text:p>
        </text:list-item>
        <text:list-item>
          <text:p text:style-name="P39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1.1 [p0]</text:p>
      <text:p text:style-name="Text_20_body"><text:s text:c="3"/>History of <text:s/>changes: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5-02T20:18:41</dc:date>
    <dc:language>uk-UA</dc:language>
    <meta:editing-cycles>24</meta:editing-cycles>
    <meta:editing-duration>P3DT18H1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36" meta:word-count="1635" meta:character-count="13136"/>
  </office:meta>
</office:document-meta>
</file>